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10b56f"/>
    </style:style>
    <style:style style:name="P3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1" fo:font-weight="normal" officeooo:rsid="0010b56f" officeooo:paragraph-rsid="000fe5e3" style:font-name-asian="Liberation Serif1" style:font-weight-asian="normal" style:font-name-complex="Liberation Serif1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erif1" fo:font-weight="normal" officeooo:rsid="0011e68b" officeooo:paragraph-rsid="000fe5e3" style:font-name-asian="Liberation Serif1" style:font-weight-asian="normal" style:font-name-complex="Liberation Serif1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erif1" fo:font-weight="normal" officeooo:rsid="000fe5e3" officeooo:paragraph-rsid="001efb34" style:font-name-asian="Liberation Serif1" style:font-weight-asian="normal" style:font-name-complex="Liberation Serif1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rsid="000e3b45" officeooo:paragraph-rsid="000e3b45"/>
    </style:style>
    <style:style style:name="P8" style:family="paragraph" style:parent-style-name="Standard">
      <style:paragraph-properties fo:text-align="justify" style:justify-single-word="false"/>
      <style:text-properties officeooo:rsid="000e3b45" officeooo:paragraph-rsid="000fe5e3"/>
    </style:style>
    <style:style style:name="P9" style:family="paragraph" style:parent-style-name="Standard">
      <style:paragraph-properties fo:text-align="justify" style:justify-single-word="false"/>
      <style:text-properties officeooo:rsid="000e3b45" officeooo:paragraph-rsid="00232324"/>
    </style:style>
    <style:style style:name="P10" style:family="paragraph" style:parent-style-name="Standard">
      <style:paragraph-properties fo:text-align="justify" style:justify-single-word="false"/>
      <style:text-properties officeooo:rsid="000e3b45" officeooo:paragraph-rsid="0024af07"/>
    </style:style>
    <style:style style:name="P11" style:family="paragraph" style:parent-style-name="Standard">
      <style:paragraph-properties fo:text-align="justify" style:justify-single-word="false"/>
      <style:text-properties officeooo:rsid="000e3b45" officeooo:paragraph-rsid="0010b56f"/>
    </style:style>
    <style:style style:name="P12" style:family="paragraph" style:parent-style-name="Standard">
      <style:paragraph-properties fo:text-align="justify" style:justify-single-word="false"/>
      <style:text-properties officeooo:rsid="000e3b45" officeooo:paragraph-rsid="001efb34"/>
    </style:style>
    <style:style style:name="P13" style:family="paragraph" style:parent-style-name="Standard">
      <style:paragraph-properties fo:text-align="justify" style:justify-single-word="false"/>
      <style:text-properties officeooo:rsid="000e3b45" officeooo:paragraph-rsid="001d0015"/>
    </style:style>
    <style:style style:name="P14" style:family="paragraph" style:parent-style-name="Standard">
      <style:paragraph-properties fo:text-align="justify" style:justify-single-word="false"/>
      <style:text-properties officeooo:rsid="001d0015" officeooo:paragraph-rsid="001d0015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d0015" officeooo:paragraph-rsid="001d0015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0e3b45" officeooo:paragraph-rsid="00266bb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rsid="00129e66" officeooo:paragraph-rsid="000fe5e3"/>
    </style:style>
    <style:style style:name="P18" style:family="paragraph" style:parent-style-name="Standard">
      <style:paragraph-properties fo:text-align="justify" style:justify-single-word="false"/>
      <style:text-properties officeooo:rsid="0024af07" officeooo:paragraph-rsid="0024af07"/>
    </style:style>
    <style:style style:name="P19" style:family="paragraph" style:parent-style-name="Standard">
      <style:paragraph-properties fo:text-align="justify" style:justify-single-word="false"/>
      <style:text-properties fo:font-size="15pt" fo:font-weight="bold" officeooo:rsid="000e3b45" officeooo:paragraph-rsid="000e3b45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13pt" fo:font-style="normal" fo:font-weight="bold" officeooo:rsid="000fe5e3" officeooo:paragraph-rsid="000fe5e3" style:font-size-asian="13pt" style:font-style-asian="normal" style:font-weight-asian="bold" style:font-size-complex="13pt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weight="normal" officeooo:rsid="0013fba5" officeooo:paragraph-rsid="00202a85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1" fo:font-weight="normal" officeooo:rsid="0013fba5" officeooo:paragraph-rsid="00129e66" style:font-name-asian="Liberation Serif1" style:font-weight-asian="normal" style:font-name-complex="Liberation Serif1" style:font-weight-complex="normal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Liberation Serif1" fo:font-weight="normal" officeooo:rsid="0010b56f" officeooo:paragraph-rsid="0010b56f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0fe5e3" style:font-name-asian="Liberation Serif1" style:font-weight-asian="normal" style:font-name-complex="Liberation Serif1" style:font-weight-complex="normal"/>
    </style:style>
    <style:style style:name="P25" style:family="paragraph" style:parent-style-name="Standard" style:list-style-name="L2">
      <style:paragraph-properties fo:text-align="justify" style:justify-single-word="false"/>
      <style:text-properties style:font-name="Liberation Serif1" fo:font-weight="normal" officeooo:rsid="002b706d" officeooo:paragraph-rsid="002b706d" style:font-name-asian="Liberation Serif1" style:font-weight-asian="normal" style:font-name-complex="Liberation Serif1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1d0015" style:font-name-asian="Liberation Serif1" style:font-weight-asian="normal" style:font-name-complex="Liberation Serif1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weight="normal" officeooo:rsid="002b706d" officeooo:paragraph-rsid="002e1ed8" style:font-name-asian="Liberation Serif1" style:font-weight-asian="normal" style:font-name-complex="Liberation Serif1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weight="normal" officeooo:rsid="0021f379" officeooo:paragraph-rsid="001d0015" style:font-name-asian="Liberation Serif1" style:font-weight-asian="normal" style:font-name-complex="Liberation Serif1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weight="normal" officeooo:rsid="002a26c3" officeooo:paragraph-rsid="00266bb4" style:font-name-asian="Liberation Serif1" style:font-weight-asian="normal" style:font-name-complex="Liberation Serif1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officeooo:paragraph-rsid="0010b56f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31de35" officeooo:paragraph-rsid="0031de35"/>
    </style:style>
    <style:style style:name="P32" style:family="paragraph" style:parent-style-name="Standard">
      <style:paragraph-properties fo:text-align="justify" style:justify-single-word="false"/>
      <style:text-properties officeooo:rsid="0011e68b" officeooo:paragraph-rsid="0031de35"/>
    </style:style>
    <style:style style:name="P33" style:family="paragraph" style:parent-style-name="Standard">
      <style:paragraph-properties fo:text-align="justify" style:justify-single-word="false"/>
      <style:text-properties officeooo:rsid="000e3b45" officeooo:paragraph-rsid="000e3b45"/>
    </style:style>
    <style:style style:name="T1" style:family="text">
      <style:text-properties officeooo:rsid="000fe5e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e5e3" style:font-weight-asian="bold" style:font-weight-complex="bold"/>
    </style:style>
    <style:style style:name="T4" style:family="text">
      <style:text-properties style:font-name="Liberation Serif1" style:font-name-asian="Liberation Serif1" style:font-name-complex="Liberation Serif1"/>
    </style:style>
    <style:style style:name="T5" style:family="text">
      <style:text-properties style:font-name="Liberation Serif1" officeooo:rsid="000fe5e3" style:font-name-asian="Liberation Serif1" style:font-name-complex="Liberation Serif1"/>
    </style:style>
    <style:style style:name="T6" style:family="text">
      <style:text-properties style:font-name="Liberation Serif1" officeooo:rsid="00209b58" style:font-name-asian="Liberation Serif1" style:font-name-complex="Liberation Serif1"/>
    </style:style>
    <style:style style:name="T7" style:family="text">
      <style:text-properties style:font-name="Liberation Serif1" officeooo:rsid="0021f379" style:font-name-asian="Liberation Serif1" style:font-name-complex="Liberation Serif1"/>
    </style:style>
    <style:style style:name="T8" style:family="text">
      <style:text-properties style:font-name="Liberation Serif1" officeooo:rsid="002a26c3" style:font-name-asian="Liberation Serif1" style:font-name-complex="Liberation Serif1"/>
    </style:style>
    <style:style style:name="T9" style:family="text">
      <style:text-properties style:font-name="Liberation Serif1" officeooo:rsid="002b706d" style:font-name-asian="Liberation Serif1" style:font-name-complex="Liberation Serif1"/>
    </style:style>
    <style:style style:name="T10" style:family="text">
      <style:text-properties style:font-name="Liberation Serif1" fo:font-weight="bold" officeooo:rsid="000fe5e3" style:font-name-asian="Liberation Serif1" style:font-weight-asian="bold" style:font-name-complex="Liberation Serif1" style:font-weight-complex="bold"/>
    </style:style>
    <style:style style:name="T11" style:family="text">
      <style:text-properties style:font-name="Liberation Serif1" fo:font-weight="bold" officeooo:rsid="001d0015" style:font-name-asian="Liberation Serif1" style:font-weight-asian="bold" style:font-name-complex="Liberation Serif1" style:font-weight-complex="bold"/>
    </style:style>
    <style:style style:name="T12" style:family="text">
      <style:text-properties style:font-name="Liberation Serif1" fo:font-weight="bold" officeooo:rsid="00266bb4" style:font-name-asian="Liberation Serif1" style:font-weight-asian="bold" style:font-name-complex="Liberation Serif1" style:font-weight-complex="bold"/>
    </style:style>
    <style:style style:name="T1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14" style:family="text">
      <style:text-properties style:font-name="Liberation Serif1" fo:font-weight="normal" officeooo:rsid="000fe5e3" style:font-name-asian="Liberation Serif1" style:font-weight-asian="normal" style:font-name-complex="Liberation Serif1" style:font-weight-complex="normal"/>
    </style:style>
    <style:style style:name="T15" style:family="text">
      <style:text-properties style:font-name="Liberation Serif1" fo:font-weight="normal" officeooo:rsid="0010b56f" style:font-name-asian="Liberation Serif1" style:font-weight-asian="normal" style:font-name-complex="Liberation Serif1" style:font-weight-complex="normal"/>
    </style:style>
    <style:style style:name="T16" style:family="text">
      <style:text-properties style:font-name="Liberation Serif1" fo:font-weight="normal" officeooo:rsid="0011e68b" style:font-name-asian="Liberation Serif1" style:font-weight-asian="normal" style:font-name-complex="Liberation Serif1" style:font-weight-complex="normal"/>
    </style:style>
    <style:style style:name="T17" style:family="text">
      <style:text-properties style:font-name="Liberation Serif1" fo:font-weight="normal" officeooo:rsid="00129e66" style:font-name-asian="Liberation Serif1" style:font-weight-asian="normal" style:font-name-complex="Liberation Serif1" style:font-weight-complex="normal"/>
    </style:style>
    <style:style style:name="T18" style:family="text">
      <style:text-properties style:font-name="Liberation Serif1" fo:font-weight="normal" officeooo:rsid="002b706d" style:font-name-asian="Liberation Serif1" style:font-weight-asian="normal" style:font-name-complex="Liberation Serif1" style:font-weight-complex="normal"/>
    </style:style>
    <style:style style:name="T19" style:family="text">
      <style:text-properties style:font-name="Liberation Serif1" fo:font-weight="normal" officeooo:rsid="00347b7e" style:font-name-asian="Liberation Serif1" style:font-weight-asian="normal" style:font-name-complex="Liberation Serif1" style:font-weight-complex="normal"/>
    </style:style>
    <style:style style:name="T20" style:family="text">
      <style:text-properties style:text-line-through-style="none" style:text-line-through-type="none" style:text-underline-style="none"/>
    </style:style>
    <style:style style:name="T21" style:family="text">
      <style:text-properties officeooo:rsid="0016432a"/>
    </style:style>
    <style:style style:name="T22" style:family="text">
      <style:text-properties officeooo:rsid="001c5d62"/>
    </style:style>
    <style:style style:name="T23" style:family="text">
      <style:text-properties officeooo:rsid="001d0015"/>
    </style:style>
    <style:style style:name="T24" style:family="text">
      <style:text-properties fo:font-weight="normal" officeooo:rsid="00129e66" style:font-name-asian="Liberation Serif1" style:font-weight-asian="normal" style:font-name-complex="Liberation Serif1" style:font-weight-complex="normal"/>
    </style:style>
    <style:style style:name="T25" style:family="text">
      <style:text-properties fo:font-weight="normal" officeooo:rsid="00202a85" style:font-name-asian="Liberation Serif1" style:font-weight-asian="normal" style:font-name-complex="Liberation Serif1" style:font-weight-complex="normal"/>
    </style:style>
    <style:style style:name="T26" style:family="text">
      <style:text-properties fo:font-weight="normal" officeooo:rsid="000fe5e3" style:font-name-asian="Liberation Serif1" style:font-weight-asian="normal" style:font-name-complex="Liberation Serif1" style:font-weight-complex="normal"/>
    </style:style>
    <style:style style:name="T27" style:family="text">
      <style:text-properties fo:font-weight="normal" officeooo:rsid="0013fba5" style:font-name-asian="Liberation Serif1" style:font-weight-asian="normal" style:font-name-complex="Liberation Serif1" style:font-weight-complex="normal"/>
    </style:style>
    <style:style style:name="T28" style:family="text">
      <style:text-properties officeooo:rsid="00202a85"/>
    </style:style>
    <style:style style:name="T29" style:family="text">
      <style:text-properties style:font-name="Liberation Serif"/>
    </style:style>
    <style:style style:name="T30" style:family="text">
      <style:text-properties officeooo:rsid="00228e21"/>
    </style:style>
    <style:style style:name="T31" style:family="text">
      <style:text-properties officeooo:rsid="00232324"/>
    </style:style>
    <style:style style:name="T32" style:family="text">
      <style:text-properties officeooo:rsid="0024af07"/>
    </style:style>
    <style:style style:name="T33" style:family="text">
      <style:text-properties officeooo:rsid="0028417b"/>
    </style:style>
    <style:style style:name="T34" style:family="text">
      <style:text-properties officeooo:rsid="002e1ed8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ELAS:</text:p>
      <text:p text:style-name="P19"/>
      <text:p text:style-name="P20">- Cada tela é uma classe.</text:p>
      <text:p text:style-name="P7"/>
      <text:p text:style-name="P7">1. Index </text:p>
      <text:p text:style-name="P7">2. Homepage </text:p>
      <text:p text:style-name="P7">3. Tela de Cadastro </text:p>
      <text:p text:style-name="P7">4. Tela de Recuperação de Senha</text:p>
      <text:p text:style-name="P7">5. Tela de Criação de Bolão</text:p>
      <text:p text:style-name="P7"><text:span text:style-name="T21">6</text:span>. Tela de Cadastro de Jogo</text:p>
      <text:p text:style-name="P7"><text:span text:style-name="T21">7</text:span>. Tela de Exibição de Bolão</text:p>
      <text:p text:style-name="P14">8. Tela de Consulta de Bolões</text:p>
      <text:p text:style-name="P18">9. Tela de Histórico de Apostas</text:p>
      <text:p text:style-name="P7"/>
      <text:p text:style-name="P7"><text:bookmark-start text:name="__DdeLink__1_888084137"/><text:span text:style-name="T5">→</text:span><text:bookmark-end text:name="__DdeLink__1_888084137"/> <text:span text:style-name="T2">Index (tela de login) </text:span></text:p>
      <text:p text:style-name="P7"><text:tab/><text:span text:style-name="T20">+ login();</text:span> </text:p>
      <text:p text:style-name="P7"><text:tab/><text:tab/>~chama efetuarLogin(cpf, senha) (classe usuario) e, caso login seja efetuado, chama Homepage</text:p>
      <text:p text:style-name="P7"><text:tab/>+ criarConta();</text:p>
      <text:p text:style-name="P7"><text:tab/><text:tab/>~chama Tela de Cadastro </text:p>
      <text:p text:style-name="P7"><text:tab/>+ esqueciSenha();</text:p>
      <text:p text:style-name="P7"><text:tab/><text:tab/>~chama Tela de Recuperação de Senha</text:p>
      <text:p text:style-name="P7"/>
      <text:p text:style-name="P8"><text:span text:style-name="T5">→</text:span> <text:span text:style-name="T3">H</text:span><text:span text:style-name="T2">omepage </text:span></text:p>
      <text:p text:style-name="P7"><text:tab/>+ criarNovoBolao(); </text:p>
      <text:p text:style-name="P7"><text:tab/><text:tab/>~chama Tela de Criação de Bolão</text:p>
      <text:p text:style-name="P7"><text:tab/>+ <text:span text:style-name="T22">acessarM</text:span>eusBoloes<text:span text:style-name="T30">();</text:span></text:p>
      <text:p text:style-name="P7"><text:tab/><text:tab/>~chama Tela de Consulta de Bol<text:span text:style-name="T23">ões</text:span> </text:p>
      <text:p text:style-name="P7"><text:tab/><text:span text:style-name="T30">+ visualizarNotificacoes();</text:span></text:p>
      <text:p text:style-name="P7"><text:tab/><text:tab/>~<text:span text:style-name="T30">botão em algum ícone como um sino</text:span></text:p>
      <text:p text:style-name="P7"><text:tab/><text:tab/>~<text:span text:style-name="T30">exibe um modal com as notificações, cada uma com um ícone representando botão para aceitar e um para recusar ao lado</text:span></text:p>
      <text:p text:style-name="P7"><text:tab/><text:span text:style-name="T31">+ aceitarNotificacao();</text:span></text:p>
      <text:p text:style-name="P7"><text:tab/><text:tab/>~<text:span text:style-name="T31">se for uma solicitacao, chama responderSolicitacao(true, solicitacao).</text:span></text:p>
      <text:p text:style-name="P7"><text:tab/><text:tab/>~<text:span text:style-name="T31">se for um convite, chama responderConvite(true, convite).</text:span></text:p>
      <text:p text:style-name="P7"><text:tab/><text:span text:style-name="T31">+ recusarNotificacao();</text:span></text:p>
      <text:p text:style-name="P9"><text:tab/><text:tab/>~<text:span text:style-name="T31">se for uma solicitacao, chama responderSolicitacao(false, solicitacao).</text:span></text:p>
      <text:p text:style-name="P9"><text:tab/><text:tab/>~<text:span text:style-name="T31">se for um convite, chama responderConvite(false, convite).</text:span></text:p>
      <text:p text:style-name="P9"><text:tab/><text:span text:style-name="T32">+ exibirBoloes();</text:span></text:p>
      <text:p text:style-name="P9"><text:tab/><text:tab/>~<text:span text:style-name="T32">Homepage exibe lista com os últimos bolões criados no sistema, com um botão para visualizar detalhes (se o apostador tem acesso ao bolão), ou um botão para solicitar participar do bolão (caso contrário)</text:span></text:p>
      <text:p text:style-name="P10"><text:tab/><text:span text:style-name="T32">+ solicitarParticiparBolao();</text:span></text:p>
      <text:p text:style-name="P10"><text:tab/><text:tab/>~<text:span text:style-name="T32">chama solicitarParticiparBolao(bolao) (classe Apostador)</text:span></text:p>
      <text:p text:style-name="P9"><text:tab/><text:span text:style-name="T32">+ visualizarBolao();</text:span></text:p>
      <text:p text:style-name="P9"><text:tab/><text:tab/>~<text:span text:style-name="T32">leva para a tela de exibição do bolão que o usuário deseja consultar</text:span></text:p>
      <text:p text:style-name="P9"><text:tab/><text:span text:style-name="T32">+ acessarMinhasApostas();</text:span></text:p>
      <text:p text:style-name="P9"><text:tab/><text:tab/>~<text:span text:style-name="T32">chama Tela de Histórico de Apostas</text:span></text:p>
      <text:p text:style-name="P7"/>
      <text:p text:style-name="P8"><text:span text:style-name="T5">→</text:span> <text:span text:style-name="T3">T</text:span><text:span text:style-name="T2">ela de </text:span><text:span text:style-name="T3">C</text:span><text:span text:style-name="T2">adastro </text:span></text:p>
      <text:p text:style-name="P7"><text:tab/>+ criaConta();</text:p>
      <text:p text:style-name="P7"><text:soft-page-break/><text:tab/><text:tab/>~chama criarConta(cpf, nome, senha, respostaSeguranca) (classe usuario) e leva para a Homepage </text:p>
      <text:p text:style-name="P7"/>
      <text:p text:style-name="P8"><text:span text:style-name="T5">→</text:span> <text:span text:style-name="T3">T</text:span><text:span text:style-name="T2">ela de </text:span><text:span text:style-name="T3">R</text:span><text:span text:style-name="T2">ecuperação de </text:span><text:span text:style-name="T3">S</text:span><text:span text:style-name="T2">enha </text:span></text:p>
      <text:p text:style-name="P7"><text:tab/>+ recuperaSenha();</text:p>
      <text:p text:style-name="P7"><text:tab/><text:tab/>~chama recuperarSenha(resposta) (classe usuario) e, se a resposta tiver certa, retorna a senha da pessoa. se estiver errado, atualiza a pagina e dá mensagem dizendo que ta errada</text:p>
      <text:p text:style-name="P7"/>
      <text:p text:style-name="P8"><text:span text:style-name="T5">→</text:span> <text:span text:style-name="T3">T</text:span><text:span text:style-name="T2">ela de </text:span><text:span text:style-name="T3">C</text:span><text:span text:style-name="T2">riação de </text:span><text:span text:style-name="T3">B</text:span><text:span text:style-name="T2">olão </text:span></text:p>
      <text:p text:style-name="P7"><text:tab/>+ confirmarCriacaoBolao();</text:p>
      <text:p text:style-name="P7"><text:tab/><text:tab/>~chama criarBolao(nome, campeonato, esporte) (classe apostador).</text:p>
      <text:p text:style-name="P7"><text:tab/><text:tab/>~ao confirmar a criação do bolao, tela exibe um popup (olhar modal do bootstrap) perguntando se o usuário deseja cadastrar um jogo no bolão criado</text:p>
      <text:p text:style-name="P7"><text:tab/>+ cadastrarJogo();</text:p>
      <text:p text:style-name="P7"><text:tab/><text:tab/>~chama tela de cadastro de jogo </text:p>
      <text:p text:style-name="P7"><text:tab/>+ n<text:span text:style-name="T1">a</text:span>oCadastrarJogo();</text:p>
      <text:p text:style-name="P7"><text:tab/><text:tab/>~fecha o modal e vai para tela de exibição do bolão</text:p>
      <text:p text:style-name="P7"/>
      <text:p text:style-name="P8"><text:span text:style-name="T5">→</text:span> <text:span text:style-name="T3">T</text:span><text:span text:style-name="T2">ela de </text:span><text:span text:style-name="T3">C</text:span><text:span text:style-name="T2">adastro de </text:span><text:span text:style-name="T3">J</text:span><text:span text:style-name="T2">ogo</text:span> </text:p>
      <text:p text:style-name="P1"><text:tab/><text:span text:style-name="T29">+ confirmarCriacaoJogo();</text:span></text:p>
      <text:p text:style-name="P1"><text:tab/><text:tab/>~<text:span text:style-name="T28">botão visível se a tela tiver sido chamada por um botão de cadastrar jogo</text:span></text:p>
      <text:p text:style-name="P1"><text:tab/><text:tab/>~chama cadastrarJogo(<text:bookmark-start text:name="__DdeLink__4_888084137"/>idbolao, <text:span text:style-name="T1">idJogo, data, dataLimite, time1, time2, resultado, aposta</text:span><text:bookmark-end text:name="__DdeLink__4_888084137"/>) <text:span text:style-name="T1">(classe apostador)</text:span></text:p>
      <text:p text:style-name="P1"><text:tab/><text:tab/>~<text:span text:style-name="T1">ao confirmar<text:tab/>o cadastro do jogo, tela exibe um popup perguntando se o usuário deseja cadastrar mais um jogo</text:span></text:p>
      <text:p text:style-name="P1"><text:tab/><text:span text:style-name="T1">+ cadastrarJogo();</text:span></text:p>
      <text:p text:style-name="P1"><text:tab/><text:tab/>~<text:span text:style-name="T1">chama tela de cadastro de jogo </text:span></text:p>
      <text:p text:style-name="P1"><text:tab/><text:span text:style-name="T1">+ naoCadastrarJogo();</text:span></text:p>
      <text:p text:style-name="P1"><text:tab/><text:tab/>~<text:span text:style-name="T1">fecha o modal e vai para tela de exibição do bolão </text:span></text:p>
      <text:p text:style-name="P1"><text:tab/>+ confirmarEdicao();</text:p>
      <text:p text:style-name="P1"><text:span text:style-name="T24"><text:tab/><text:tab/>~</text:span><text:span text:style-name="T25">botão visível se a tela tiver sido chamada por um botão de editar jogo</text:span></text:p>
      <text:p text:style-name="P1"><text:span text:style-name="T24"><text:tab/><text:tab/>~chama editarJogo(</text:span><text:span text:style-name="T26">idJogo, data, dataLimite, time1, time2, resultado, aposta</text:span><text:span text:style-name="T24">) (classe apostador</text:span><text:span text:style-name="T27">) </text:span></text:p>
      <text:p text:style-name="P21"/>
      <text:p text:style-name="P8"><text:bookmark-start text:name="__DdeLink__333_1961418577"/><text:span text:style-name="T5">→</text:span><text:bookmark-end text:name="__DdeLink__333_1961418577"/><text:span text:style-name="T5"> </text:span><text:span text:style-name="T10">Tela de Exibição do Bolão </text:span></text:p>
      <text:list xml:id="list8167425245241501929" text:style-name="L1">
        <text:list-item>
          <text:p text:style-name="P30"><text:span text:style-name="T14">Tela exibindo informações do bolão (nome, campeonato e esporte), </text:span><text:span text:style-name="T15">lista de apostadores participando do bolão</text:span><text:span text:style-name="T14"> </text:span><text:span text:style-name="T15">e</text:span><text:span text:style-name="T14"> lista de jogos ordenada por data (exibindo resultado se o jogo já foi finalizado). </text:span></text:p>
        </text:list-item>
        <text:list-item>
          <text:p text:style-name="P30"><text:span text:style-name="T15">Se o apostador não for o administrador do bolão, será </text:span><text:span text:style-name="T14">exibi</text:span><text:span text:style-name="T15">do</text:span><text:span text:style-name="T14"> </text:span><text:span text:style-name="T15">ao lado de </text:span><text:span text:style-name="T14">todos </text:span><text:span text:style-name="T15">os jogos </text:span><text:span text:style-name="T14">o placar apostado (com o botão de editar aposta</text:span><text:span text:style-name="T15">), ou um botão para criar uma aposta no jogo. </text:span></text:p>
        </text:list-item>
        <text:list-item>
          <text:p text:style-name="P31"><text:span text:style-name="T15">A</text:span><text:span text:style-name="T13">o passar o mouse em cima do botão de edição de aposta, exibir a data limite de edição como legenda (atributo Title do </text:span><text:span text:style-name="T19">HTML</text:span><text:span text:style-name="T13">). </text:span></text:p>
        </text:list-item>
        <text:list-item>
          <text:p text:style-name="P23">Para o administrador do bolão, o botão de editar aposta não estará visível (porque ele não aposta). Estarão visíveis os botões de editar jogo, cadastrar jogo, <text:span text:style-name="T33">cadastrar resultado (ao lado de cada jogo), convidar apostadores e </text:span>excluir apostadores.</text:p>
        </text:list-item>
      </text:list>
      <text:p text:style-name="P3"><text:tab/>+ criarAposta();</text:p>
      <text:p text:style-name="P3"><text:tab/><text:tab/>~tela exibe um modal com dois campos para serem preenchidos com a pontuação <text:span text:style-name="T34">apostada para </text:span>cada time</text:p>
      <text:p text:style-name="P2"><text:span text:style-name="T15"><text:tab/></text:span><text:span text:style-name="T16">+ confirmarAposta();</text:span></text:p>
      <text:p text:style-name="P32"><text:span text:style-name="T13"><text:tab/><text:tab/>~chama criarAposta(placar, idJogo) (classe apostador)</text:span></text:p>
      <text:p text:style-name="P32"><text:span text:style-name="T14"/></text:p>
      <text:p text:style-name="P32"><text:soft-page-break/><text:span text:style-name="T14"><text:tab/>+ </text:span><text:span text:style-name="T15">editarAposta();</text:span></text:p>
      <text:p text:style-name="P11"><text:span text:style-name="T15"><text:tab/><text:tab/>~pode ser um ícone de lápis (ver </text:span><text:a xlink:type="simple" xlink:href="https://fontawesome.com/icons/pencil-alt?style=solid" text:style-name="Internet_20_link" text:visited-style-name="Visited_20_Internet_20_Link"><text:span text:style-name="T15">https://fontawesome.com/icons/pencil-alt?style=solid</text:span></text:a><text:span text:style-name="T15"> ou outros ícones no site)</text:span></text:p>
      <text:p text:style-name="P4"><text:tab/><text:tab/>~torna o campo contendo o antigo placar apostado editável e exibe um botão para confirmar a edição</text:p>
      <text:p text:style-name="P4"><text:tab/>+ confirmarEdicao<text:span text:style-name="T28">Aposta</text:span>();</text:p>
      <text:p text:style-name="P4"><text:tab/><text:tab/>~chama editarAposta(aposta) (classe apostador)</text:p>
      <text:p text:style-name="P12"><text:span text:style-name="T10"><text:tab/>+ </text:span><text:span text:style-name="T14">cadastrarJogo();</text:span></text:p>
      <text:p text:style-name="P6"><text:tab/><text:tab/>~leva para a tela de cadastro de jogo</text:p>
      <text:p text:style-name="P8"><text:span text:style-name="T15"><text:tab/></text:span><text:span text:style-name="T16">+ excluirApostador();</text:span></text:p>
      <text:p text:style-name="P5"><text:tab/><text:tab/>~<text:span text:style-name="T34">a interface </text:span>exibe um modal para confirmação da exclusão do apostador </text:p>
      <text:p text:style-name="P5"><text:tab/>+ confirmarExclusao();</text:p>
      <text:p text:style-name="P5"><text:tab/><text:tab/>~chama excluirApostadorBolao(idBolao, cpfApostador) (classe apostador)</text:p>
      <text:p text:style-name="P17"><text:span text:style-name="T13"><text:tab/></text:span><text:span text:style-name="T18">+ convidarApostadores();</text:span></text:p>
      <text:p text:style-name="P24"><text:tab/><text:tab/>~<text:span text:style-name="T34">a interface </text:span>exibe um modal com uma lista de apostadores que não participam do bolão e um botão para enviar convite</text:p>
      <text:p text:style-name="P24"><text:tab/>+ enviarConvite();</text:p>
      <text:p text:style-name="P24"><text:tab/><text:tab/>~chama convidarApostadores(apostadores[], bolao) (classe apostador)</text:p>
      <text:p text:style-name="P24"><text:tab/><text:span text:style-name="T34">+ cadastrarResultado();</text:span></text:p>
      <text:p text:style-name="P24"><text:tab/><text:tab/>~<text:span text:style-name="T34">a interface exibe um modal com dois campos para serem preenchidos com a pontuação de cada time </text:span></text:p>
      <text:p text:style-name="P24"><text:tab/><text:span text:style-name="T34">+ confirmarResultado();</text:span></text:p>
      <text:p text:style-name="P27"><text:tab/><text:tab/>~<text:span text:style-name="T34">chama cadastrarResultados(placar, jogo, bolao) (classe apostador)</text:span></text:p>
      <text:p text:style-name="P22"/>
      <text:p text:style-name="P13"><text:span text:style-name="T14">→ </text:span><text:span text:style-name="T11">Tela de Consulta de Bolões</text:span></text:p>
      <text:list xml:id="list7553078880037979535" text:style-name="L2">
        <text:list-item>
          <text:p text:style-name="P25">Se o usuário for o administrador do sistema, o botão de excluir um bolão é disponível</text:p>
        </text:list-item>
      </text:list>
      <text:p text:style-name="P15"><text:span text:style-name="T4"><text:tab/></text:span><text:span text:style-name="T6">+exibirBoloes();</text:span></text:p>
      <text:p text:style-name="P15"><text:span text:style-name="T6"><text:tab/><text:tab/>~a interface exibe uma lista com todos os bolões que o usuário tem acesso, </text:span><text:span text:style-name="T7">cada um com um botão ao lado para o usuário visualizar detalhes do bolão</text:span></text:p>
      <text:p text:style-name="P15"><text:span text:style-name="T6"><text:tab/></text:span><text:span text:style-name="T7">+visualizarBolao();</text:span></text:p>
      <text:p text:style-name="P28"><text:tab/><text:tab/>~leva para a tela de exibição do bolão que o usuário deseja consultar</text:p>
      <text:p text:style-name="P15"><text:span text:style-name="T7"><text:tab/></text:span><text:span text:style-name="T9">+excluirBolão();</text:span></text:p>
      <text:p text:style-name="P26"><text:tab/><text:tab/>~sistema exibe um modal para confirmar exclusão</text:p>
      <text:p text:style-name="P26"><text:tab/>+confirmarExclusão();</text:p>
      <text:p text:style-name="P26"><text:tab/><text:tab/>~chama excluirBolao(bolao) (classe administrador)</text:p>
      <text:p text:style-name="P28"/>
      <text:p text:style-name="P16"><text:span text:style-name="T5">→ </text:span><text:span text:style-name="T12">Tela de Histórico de Apostas</text:span></text:p>
      <text:p text:style-name="P16"><text:span text:style-name="T12"><text:tab/></text:span><text:span text:style-name="T8">+exibirApostas();</text:span></text:p>
      <text:p text:style-name="P29"><text:tab/><text:tab/>~a interface exibe uma lista com todas as apostas que o usuário já fez, separadas por bolão e jog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5:59:34.688021585</meta:creation-date>
    <dc:date>2018-12-06T17:30:41.296458970</dc:date>
    <meta:editing-duration>PT3H45M10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107" meta:word-count="834" meta:character-count="5615" meta:non-whitespace-character-count="4742"/>
  </office:meta>
</office:document-meta>
</file>